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89cm"/>
    </style:style>
    <style:style style:name="co2" style:family="table-column">
      <style:table-column-properties fo:break-before="auto" style:column-width="4.66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Default" table:number-columns-repeated="3"/>
          <table:table-cell office:value-type="string">
            <text:p>dt</text:p>
          </table:table-cell>
          <table:table-cell office:value-type="string">
            <text:p>Euler</text:p>
          </table:table-cell>
          <table:table-cell office:value-type="string">
            <text:p>RungeKutta2</text:p>
          </table:table-cell>
          <table:table-cell office:value-type="string">
            <text:p>RungeKutta4</text:p>
          </table:table-cell>
          <table:table-cell>
            <draw:frame table:end-cell-address="Feuille1.N23" table:end-x="2.027cm" table:end-y="0.452cm" draw:z-index="0" draw:style-name="gr1" svg:width="15.473cm" svg:height="10.281cm" svg:x="0.103cm" svg:y="0.106cm">
              <draw:object draw:notify-on-update-of-ranges="Feuille1.D1:Feuille1.D1 Feuille1.D2:Feuille1.D21 Feuille1.E1:Feuille1.E1 Feuille1.E2:Feuille1.E21 Feuille1.D1:Feuille1.D1 Feuille1.D2:Feuille1.D21 Feuille1.F1:Feuille1.F1 Feuille1.F2:Feuille1.F21 Feuille1.D1:Feuille1.D1 Feuille1.D2:Feuille1.D21 Feuille1.G1:Feuille1.G1 Feuille1.G2:Feuille1.G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0.0012662743">
            <text:p>10,00127</text:p>
          </table:table-cell>
          <table:table-cell office:value-type="float" office:value="10.0006331973">
            <text:p>10,00063</text:p>
          </table:table-cell>
          <table:table-cell office:value-type="float" office:value="10.0004221449">
            <text:p>10,00042</text:p>
          </table:table-cell>
          <table:table-cell office:value-type="float" office:value="0.0005">
            <text:p>0,00050</text:p>
          </table:table-cell>
          <table:table-cell table:formula="of:=([.A2]-10)/10" office:value-type="float" office:value="0.00012662743000007">
            <text:p>0,00013</text:p>
          </table:table-cell>
          <table:table-cell table:formula="of:=([.B2]-10)/10" office:value-type="float" office:value="0.0000633197300000887">
            <text:p>0,00006</text:p>
          </table:table-cell>
          <table:table-cell table:formula="of:=([.C2]-10)/10" office:value-type="float" office:value="0.0000422144899999921">
            <text:p>0,00004</text:p>
          </table:table-cell>
          <table:table-cell table:number-columns-repeated="1017"/>
        </table:table-row>
        <table:table-row table:style-name="ro1">
          <table:table-cell office:value-type="float" office:value="10.0025320677249">
            <text:p>10,00253</text:p>
          </table:table-cell>
          <table:table-cell office:value-type="float" office:value="10.0012662742583">
            <text:p>10,00127</text:p>
          </table:table-cell>
          <table:table-cell office:value-type="float" office:value="10.0008442362806">
            <text:p>10,00084</text:p>
          </table:table-cell>
          <table:table-cell table:formula="of:=2*[.D2]" office:value-type="float" office:value="0.001">
            <text:p>0,00100</text:p>
          </table:table-cell>
          <table:table-cell table:formula="of:=([.A3]-10)/10" office:value-type="float" office:value="0.000253206772489811">
            <text:p>0,00025</text:p>
          </table:table-cell>
          <table:table-cell table:formula="of:=([.B3]-10)/10" office:value-type="float" office:value="0.000126627425832204">
            <text:p>0,00013</text:p>
          </table:table-cell>
          <table:table-cell table:formula="of:=([.C3]-10)/10" office:value-type="float" office:value="0.0000844236280558519">
            <text:p>0,00008</text:p>
          </table:table-cell>
          <table:table-cell table:number-columns-repeated="1017"/>
        </table:table-row>
        <table:table-row table:style-name="ro1">
          <table:table-cell office:value-type="float" office:value="10.0050622139931">
            <text:p>10,00506</text:p>
          </table:table-cell>
          <table:table-cell office:value-type="float" office:value="10.002532067726">
            <text:p>10,00253</text:p>
          </table:table-cell>
          <table:table-cell office:value-type="float" office:value="10.0016882588158">
            <text:p>10,00169</text:p>
          </table:table-cell>
          <table:table-cell table:formula="of:=2*[.D3]" office:value-type="float" office:value="0.002">
            <text:p>0,00200</text:p>
          </table:table-cell>
          <table:table-cell table:formula="of:=([.A4]-10)/10" office:value-type="float" office:value="0.000506221399312956">
            <text:p>0,00051</text:p>
          </table:table-cell>
          <table:table-cell table:formula="of:=([.B4]-10)/10" office:value-type="float" office:value="0.000253206772597991">
            <text:p>0,00025</text:p>
          </table:table-cell>
          <table:table-cell table:formula="of:=([.C4]-10)/10" office:value-type="float" office:value="0.000168825881583423">
            <text:p>0,00017</text:p>
          </table:table-cell>
          <table:table-cell table:number-columns-repeated="1017"/>
        </table:table-row>
        <table:table-row table:style-name="ro1">
          <table:table-cell office:value-type="float" office:value="10.010116755777">
            <text:p>10,01012</text:p>
          </table:table-cell>
          <table:table-cell office:value-type="float" office:value="10.0050622139984">
            <text:p>10,00506</text:p>
          </table:table-cell>
          <table:table-cell office:value-type="float" office:value="10.0033756631566">
            <text:p>10,00338</text:p>
          </table:table-cell>
          <table:table-cell table:formula="of:=2*[.D4]" office:value-type="float" office:value="0.004">
            <text:p>0,00400</text:p>
          </table:table-cell>
          <table:table-cell table:formula="of:=([.A5]-10)/10" office:value-type="float" office:value="0.00101167557769504">
            <text:p>0,00101</text:p>
          </table:table-cell>
          <table:table-cell table:formula="of:=([.B5]-10)/10" office:value-type="float" office:value="0.000506221399842666">
            <text:p>0,00051</text:p>
          </table:table-cell>
          <table:table-cell table:formula="of:=([.C5]-10)/10" office:value-type="float" office:value="0.000337566315657156">
            <text:p>0,00034</text:p>
          </table:table-cell>
          <table:table-cell table:number-columns-repeated="1017"/>
        </table:table-row>
        <table:table-row table:style-name="ro1">
          <table:table-cell office:value-type="float" office:value="10.0202029311176">
            <text:p>10,02020</text:p>
          </table:table-cell>
          <table:table-cell office:value-type="float" office:value="10.0101167558179">
            <text:p>10,01012</text:p>
          </table:table-cell>
          <table:table-cell office:value-type="float" office:value="10.0067479125051">
            <text:p>10,00675</text:p>
          </table:table-cell>
          <table:table-cell table:formula="of:=2*[.D5]" office:value-type="float" office:value="0.008">
            <text:p>0,00800</text:p>
          </table:table-cell>
          <table:table-cell table:formula="of:=([.A6]-10)/10" office:value-type="float" office:value="0.00202029311176268">
            <text:p>0,00202</text:p>
          </table:table-cell>
          <table:table-cell table:formula="of:=([.B6]-10)/10" office:value-type="float" office:value="0.00101167558178776">
            <text:p>0,00101</text:p>
          </table:table-cell>
          <table:table-cell table:formula="of:=([.C6]-10)/10" office:value-type="float" office:value="0.00067479125051122">
            <text:p>0,00067</text:p>
          </table:table-cell>
          <table:table-cell table:number-columns-repeated="1017"/>
        </table:table-row>
        <table:table-row table:style-name="ro1">
          <table:table-cell office:value-type="float" office:value="10.0402843993396">
            <text:p>10,04028</text:p>
          </table:table-cell>
          <table:table-cell office:value-type="float" office:value="10.0202029314427">
            <text:p>10,02020</text:p>
          </table:table-cell>
          <table:table-cell office:value-type="float" office:value="10.0134822023715">
            <text:p>10,01348</text:p>
          </table:table-cell>
          <table:table-cell table:formula="of:=2*[.D6]" office:value-type="float" office:value="0.016">
            <text:p>0,01600</text:p>
          </table:table-cell>
          <table:table-cell table:formula="of:=([.A7]-10)/10" office:value-type="float" office:value="0.00402843993396083">
            <text:p>0,00403</text:p>
          </table:table-cell>
          <table:table-cell table:formula="of:=([.B7]-10)/10" office:value-type="float" office:value="0.00202029314427268">
            <text:p>0,00202</text:p>
          </table:table-cell>
          <table:table-cell table:formula="of:=([.C7]-10)/10" office:value-type="float" office:value="0.00134822023715184">
            <text:p>0,00135</text:p>
          </table:table-cell>
          <table:table-cell table:number-columns-repeated="1017"/>
        </table:table-row>
        <table:table-row table:style-name="ro1">
          <table:table-cell office:value-type="float" office:value="10.0800896870744">
            <text:p>10,08009</text:p>
          </table:table-cell>
          <table:table-cell office:value-type="float" office:value="10.0402844019154">
            <text:p>10,04028</text:p>
          </table:table-cell>
          <table:table-cell office:value-type="float" office:value="10.0269101732724">
            <text:p>10,02691</text:p>
          </table:table-cell>
          <table:table-cell table:formula="of:=2*[.D7]" office:value-type="float" office:value="0.032">
            <text:p>0,03200</text:p>
          </table:table-cell>
          <table:table-cell table:formula="of:=([.A8]-10)/10" office:value-type="float" office:value="0.00800896870743753">
            <text:p>0,00801</text:p>
          </table:table-cell>
          <table:table-cell table:formula="of:=([.B8]-10)/10" office:value-type="float" office:value="0.00402844019153488">
            <text:p>0,00403</text:p>
          </table:table-cell>
          <table:table-cell table:formula="of:=([.C8]-10)/10" office:value-type="float" office:value="0.00269101732724444">
            <text:p>0,00269</text:p>
          </table:table-cell>
          <table:table-cell table:number-columns-repeated="1017"/>
        </table:table-row>
        <table:table-row table:style-name="ro1">
          <table:table-cell office:value-type="float" office:value="10.1583049470693">
            <text:p>10,15830</text:p>
          </table:table-cell>
          <table:table-cell office:value-type="float" office:value="10.0800846422971">
            <text:p>10,08008</text:p>
          </table:table-cell>
          <table:table-cell office:value-type="float" office:value="10.0536020631204">
            <text:p>10,05360</text:p>
          </table:table-cell>
          <table:table-cell table:formula="of:=2*[.D8]" office:value-type="float" office:value="0.064">
            <text:p>0,06400</text:p>
          </table:table-cell>
          <table:table-cell table:formula="of:=([.A9]-10)/10" office:value-type="float" office:value="0.0158304947069334">
            <text:p>0,01583</text:p>
          </table:table-cell>
          <table:table-cell table:formula="of:=([.B9]-10)/10" office:value-type="float" office:value="0.00800846422970771">
            <text:p>0,00801</text:p>
          </table:table-cell>
          <table:table-cell table:formula="of:=([.C9]-10)/10" office:value-type="float" office:value="0.00536020631204099">
            <text:p>0,00536</text:p>
          </table:table-cell>
          <table:table-cell table:number-columns-repeated="1017"/>
        </table:table-row>
        <table:table-row table:style-name="ro1">
          <table:table-cell office:value-type="float" office:value="10.3095385715202">
            <text:p>10,30954</text:p>
          </table:table-cell>
          <table:table-cell office:value-type="float" office:value="10.1583051025296">
            <text:p>10,15831</text:p>
          </table:table-cell>
          <table:table-cell office:value-type="float" office:value="10.106360663346">
            <text:p>10,10636</text:p>
          </table:table-cell>
          <table:table-cell table:formula="of:=2*[.D9]" office:value-type="float" office:value="0.128">
            <text:p>0,12800</text:p>
          </table:table-cell>
          <table:table-cell table:formula="of:=([.A10]-10)/10" office:value-type="float" office:value="0.0309538571520221">
            <text:p>0,03095</text:p>
          </table:table-cell>
          <table:table-cell table:formula="of:=([.B10]-10)/10" office:value-type="float" office:value="0.0158305102529569">
            <text:p>0,01583</text:p>
          </table:table-cell>
          <table:table-cell table:formula="of:=([.C10]-10)/10" office:value-type="float" office:value="0.0106360663345955">
            <text:p>0,01064</text:p>
          </table:table-cell>
          <table:table-cell table:number-columns-repeated="1017"/>
        </table:table-row>
        <table:table-row table:style-name="ro1">
          <table:table-cell office:value-type="float" office:value="10.5934792251044">
            <text:p>10,59348</text:p>
          </table:table-cell>
          <table:table-cell office:value-type="float" office:value="10.3095397261224">
            <text:p>10,30954</text:p>
          </table:table-cell>
          <table:table-cell office:value-type="float" office:value="10.2094687902144">
            <text:p>10,20947</text:p>
          </table:table-cell>
          <table:table-cell table:formula="of:=2*[.D10]" office:value-type="float" office:value="0.256">
            <text:p>0,25600</text:p>
          </table:table-cell>
          <table:table-cell table:formula="of:=([.A11]-10)/10" office:value-type="float" office:value="0.0593479225104428">
            <text:p>0,05935</text:p>
          </table:table-cell>
          <table:table-cell table:formula="of:=([.B11]-10)/10" office:value-type="float" office:value="0.0309539726122383">
            <text:p>0,03095</text:p>
          </table:table-cell>
          <table:table-cell table:formula="of:=([.C11]-10)/10" office:value-type="float" office:value="0.0209468790214432">
            <text:p>0,02095</text:p>
          </table:table-cell>
          <table:table-cell table:number-columns-repeated="1017"/>
        </table:table-row>
        <table:table-row table:style-name="ro1">
          <table:table-cell office:value-type="float" office:value="11.1008238237836">
            <text:p>11,10082</text:p>
          </table:table-cell>
          <table:table-cell office:value-type="float" office:value="10.5932079786165">
            <text:p>10,59321</text:p>
          </table:table-cell>
          <table:table-cell office:value-type="float" office:value="10.4066120033487">
            <text:p>10,40661</text:p>
          </table:table-cell>
          <table:table-cell table:formula="of:=2*[.D11]" office:value-type="float" office:value="0.512">
            <text:p>0,51200</text:p>
          </table:table-cell>
          <table:table-cell table:formula="of:=([.A12]-10)/10" office:value-type="float" office:value="0.110082382378357">
            <text:p>0,11008</text:p>
          </table:table-cell>
          <table:table-cell table:formula="of:=([.B12]-10)/10" office:value-type="float" office:value="0.0593207978616523">
            <text:p>0,05932</text:p>
          </table:table-cell>
          <table:table-cell table:formula="of:=([.C12]-10)/10" office:value-type="float" office:value="0.0406612003348696">
            <text:p>0,04066</text:p>
          </table:table-cell>
          <table:table-cell table:number-columns-repeated="1017"/>
        </table:table-row>
        <table:table-row table:style-name="ro1">
          <table:table-cell office:value-type="float" office:value="11.9471482085366">
            <text:p>11,94715</text:p>
          </table:table-cell>
          <table:table-cell office:value-type="float" office:value="11.1008745351985">
            <text:p>11,10087</text:p>
          </table:table-cell>
          <table:table-cell office:value-type="float" office:value="10.7706342101794">
            <text:p>10,77063</text:p>
          </table:table-cell>
          <table:table-cell table:formula="of:=2*[.D12]" office:value-type="float" office:value="1.024">
            <text:p>1,02400</text:p>
          </table:table-cell>
          <table:table-cell table:formula="of:=([.A13]-10)/10" office:value-type="float" office:value="0.194714820853663">
            <text:p>0,19471</text:p>
          </table:table-cell>
          <table:table-cell table:formula="of:=([.B13]-10)/10" office:value-type="float" office:value="0.110087453519846">
            <text:p>0,11009</text:p>
          </table:table-cell>
          <table:table-cell table:formula="of:=([.C13]-10)/10" office:value-type="float" office:value="0.077063421017936">
            <text:p>0,07706</text:p>
          </table:table-cell>
          <table:table-cell table:number-columns-repeated="1017"/>
        </table:table-row>
        <table:table-row table:style-name="ro1">
          <table:table-cell office:value-type="float" office:value="13.2435838763755">
            <text:p>13,24358</text:p>
          </table:table-cell>
          <table:table-cell office:value-type="float" office:value="11.94742562147">
            <text:p>11,94743</text:p>
          </table:table-cell>
          <table:table-cell office:value-type="float" office:value="11.4052205240959">
            <text:p>11,40522</text:p>
          </table:table-cell>
          <table:table-cell table:formula="of:=2*[.D13]" office:value-type="float" office:value="2.048">
            <text:p>2,04800</text:p>
          </table:table-cell>
          <table:table-cell table:formula="of:=([.A14]-10)/10" office:value-type="float" office:value="0.32435838763755">
            <text:p>0,32436</text:p>
          </table:table-cell>
          <table:table-cell table:formula="of:=([.B14]-10)/10" office:value-type="float" office:value="0.194742562146999">
            <text:p>0,19474</text:p>
          </table:table-cell>
          <table:table-cell table:formula="of:=([.C14]-10)/10" office:value-type="float" office:value="0.140522052409592">
            <text:p>0,14052</text:p>
          </table:table-cell>
          <table:table-cell table:number-columns-repeated="1017"/>
        </table:table-row>
        <table:table-row table:style-name="ro1">
          <table:table-cell office:value-type="float" office:value="15.0729723298568">
            <text:p>15,07297</text:p>
          </table:table-cell>
          <table:table-cell office:value-type="float" office:value="13.2448732389455">
            <text:p>13,24487</text:p>
          </table:table-cell>
          <table:table-cell office:value-type="float" office:value="12.4306363632484">
            <text:p>12,43064</text:p>
          </table:table-cell>
          <table:table-cell table:formula="of:=2*[.D14]" office:value-type="float" office:value="4.096">
            <text:p>4,09600</text:p>
          </table:table-cell>
          <table:table-cell table:formula="of:=([.A15]-10)/10" office:value-type="float" office:value="0.507297232985681">
            <text:p>0,50730</text:p>
          </table:table-cell>
          <table:table-cell table:formula="of:=([.B15]-10)/10" office:value-type="float" office:value="0.324487323894546">
            <text:p>0,32449</text:p>
          </table:table-cell>
          <table:table-cell table:formula="of:=([.C15]-10)/10" office:value-type="float" office:value="0.243063636324843">
            <text:p>0,24306</text:p>
          </table:table-cell>
          <table:table-cell table:number-columns-repeated="1017"/>
        </table:table-row>
        <table:table-row table:style-name="ro1">
          <table:table-cell office:value-type="float" office:value="17.497055786355">
            <text:p>17,49706</text:p>
          </table:table-cell>
          <table:table-cell office:value-type="float" office:value="15.0781171741102">
            <text:p>15,07812</text:p>
          </table:table-cell>
          <table:table-cell office:value-type="float" office:value="13.9586627585734">
            <text:p>13,95866</text:p>
          </table:table-cell>
          <table:table-cell table:formula="of:=2*[.D15]" office:value-type="float" office:value="8.192">
            <text:p>8,19200</text:p>
          </table:table-cell>
          <table:table-cell table:formula="of:=([.A16]-10)/10" office:value-type="float" office:value="0.749705578635502">
            <text:p>0,74971</text:p>
          </table:table-cell>
          <table:table-cell table:formula="of:=([.B16]-10)/10" office:value-type="float" office:value="0.507811717411018">
            <text:p>0,50781</text:p>
          </table:table-cell>
          <table:table-cell table:formula="of:=([.C16]-10)/10" office:value-type="float" office:value="0.395866275857341">
            <text:p>0,39587</text:p>
          </table:table-cell>
          <table:table-cell table:number-columns-repeated="1017"/>
        </table:table-row>
        <table:table-row table:style-name="ro1">
          <table:table-cell office:value-type="float" office:value="20.5199077694135">
            <text:p>20,51991</text:p>
          </table:table-cell>
          <table:table-cell office:value-type="float" office:value="17.4514044087425">
            <text:p>17,45140</text:p>
          </table:table-cell>
          <table:table-cell office:value-type="float" office:value="16.0393461259904">
            <text:p>16,03935</text:p>
          </table:table-cell>
          <table:table-cell table:formula="of:=2*[.D16]" office:value-type="float" office:value="16.384">
            <text:p>16,38400</text:p>
          </table:table-cell>
          <table:table-cell table:formula="of:=([.A17]-10)/10" office:value-type="float" office:value="1.05199077694135">
            <text:p>1,05199</text:p>
          </table:table-cell>
          <table:table-cell table:formula="of:=([.B17]-10)/10" office:value-type="float" office:value="0.745140440874254">
            <text:p>0,74514</text:p>
          </table:table-cell>
          <table:table-cell table:formula="of:=([.C17]-10)/10" office:value-type="float" office:value="0.603934612599038">
            <text:p>0,60393</text:p>
          </table:table-cell>
          <table:table-cell table:number-columns-repeated="1017"/>
        </table:table-row>
        <table:table-row table:style-name="ro1">
          <table:table-cell office:value-type="float" office:value="24.5013212897405">
            <text:p>24,50132</text:p>
          </table:table-cell>
          <table:table-cell office:value-type="float" office:value="20.5818828830501">
            <text:p>20,58188</text:p>
          </table:table-cell>
          <table:table-cell office:value-type="float" office:value="18.9460575781529">
            <text:p>18,94606</text:p>
          </table:table-cell>
          <table:table-cell table:formula="of:=2*[.D17]" office:value-type="float" office:value="32.768">
            <text:p>32,76800</text:p>
          </table:table-cell>
          <table:table-cell table:formula="of:=([.A18]-10)/10" office:value-type="float" office:value="1.45013212897405">
            <text:p>1,45013</text:p>
          </table:table-cell>
          <table:table-cell table:formula="of:=([.B18]-10)/10" office:value-type="float" office:value="1.05818828830501">
            <text:p>1,05819</text:p>
          </table:table-cell>
          <table:table-cell table:formula="of:=([.C18]-10)/10" office:value-type="float" office:value="0.894605757815289">
            <text:p>0,89461</text:p>
          </table:table-cell>
          <table:table-cell table:number-columns-repeated="1017"/>
        </table:table-row>
        <table:table-row table:style-name="ro1">
          <table:table-cell office:value-type="float" office:value="30.2109856284616">
            <text:p>30,21099</text:p>
          </table:table-cell>
          <table:table-cell office:value-type="float" office:value="24.2870202007345">
            <text:p>24,28702</text:p>
          </table:table-cell>
          <table:table-cell office:value-type="float" office:value="23.0090990809105">
            <text:p>23,00910</text:p>
          </table:table-cell>
          <table:table-cell table:formula="of:=2*[.D18]" office:value-type="float" office:value="65.536">
            <text:p>65,53600</text:p>
          </table:table-cell>
          <table:table-cell table:formula="of:=([.A19]-10)/10" office:value-type="float" office:value="2.02109856284616">
            <text:p>2,02110</text:p>
          </table:table-cell>
          <table:table-cell table:formula="of:=([.B19]-10)/10" office:value-type="float" office:value="1.42870202007345">
            <text:p>1,42870</text:p>
          </table:table-cell>
          <table:table-cell table:formula="of:=([.C19]-10)/10" office:value-type="float" office:value="1.30090990809105">
            <text:p>1,30091</text:p>
          </table:table-cell>
          <table:table-cell table:number-columns-repeated="1017"/>
        </table:table-row>
        <table:table-row table:style-name="ro1">
          <table:table-cell office:value-type="float" office:value="45.0022007680181">
            <text:p>45,00220</text:p>
          </table:table-cell>
          <table:table-cell office:value-type="float" office:value="28.3537831806256">
            <text:p>28,35378</text:p>
          </table:table-cell>
          <table:table-cell office:value-type="float" office:value="30.3576867701924">
            <text:p>30,35769</text:p>
          </table:table-cell>
          <table:table-cell table:formula="of:=2*[.D19]" office:value-type="float" office:value="131.072">
            <text:p>131,07200</text:p>
          </table:table-cell>
          <table:table-cell table:formula="of:=([.A20]-10)/10" office:value-type="float" office:value="3.50022007680181">
            <text:p>3,50022</text:p>
          </table:table-cell>
          <table:table-cell table:formula="of:=([.B20]-10)/10" office:value-type="float" office:value="1.83537831806256">
            <text:p>1,83538</text:p>
          </table:table-cell>
          <table:table-cell table:formula="of:=([.C20]-10)/10" office:value-type="float" office:value="2.03576867701924">
            <text:p>2,03577</text:p>
          </table:table-cell>
          <table:table-cell table:number-columns-repeated="1017"/>
        </table:table-row>
        <table:table-row table:style-name="ro1">
          <table:table-cell office:value-type="float" office:value="84.0401018691292">
            <text:p>84,04010</text:p>
          </table:table-cell>
          <table:table-cell office:value-type="float" office:value="27.395530959227">
            <text:p>27,39553</text:p>
          </table:table-cell>
          <table:table-cell office:value-type="float" office:value="88.8781864112933">
            <text:p>88,87819</text:p>
          </table:table-cell>
          <table:table-cell table:formula="of:=2*[.D20]" office:value-type="float" office:value="262.144">
            <text:p>262,14400</text:p>
          </table:table-cell>
          <table:table-cell table:formula="of:=([.A21]-10)/10" office:value-type="float" office:value="7.40401018691292">
            <text:p>7,40401</text:p>
          </table:table-cell>
          <table:table-cell table:formula="of:=([.B21]-10)/10" office:value-type="float" office:value="1.7395530959227">
            <text:p>1,73955</text:p>
          </table:table-cell>
          <table:table-cell table:formula="of:=([.C21]-10)/10" office:value-type="float" office:value="7.88781864112933">
            <text:p>7,8878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Feuille1.G46" table:end-x="1.806cm" table:end-y="0.346cm" draw:z-index="1" draw:style-name="gr1" svg:width="15.473cm" svg:height="10.281cm" svg:x="0.01cm" svg:y="0.001cm">
              <draw:object draw:notify-on-update-of-ranges="Feuille1.E1:Feuille1.E1 Feuille1.E2:Feuille1.E21 Feuille1.D2:Feuille1.D21 Feuille1.F1:Feuille1.F1 Feuille1.F2:Feuille1.F21 Feuille1.D2:Feuille1.D21 Feuille1.G1:Feuille1.G1 Feuille1.G2:Feuille1.G21 Feuille1.D2:Feuille1.D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>
          <table:table-cell table:number-columns-repeated="7"/>
          <table:table-cell>
            <draw:frame table:end-cell-address="Feuille1.O48" table:end-x="0.606cm" table:end-y="0.133cm" draw:z-index="2" draw:style-name="gr1" svg:width="15.473cm" svg:height="10.281cm" svg:x="0.94cm" svg:y="0.239cm">
              <draw:object draw:notify-on-update-of-ranges="Feuille1.E1:Feuille1.E1 Feuille1.E2:Feuille1.E21 Feuille1.D2:Feuille1.D21 Feuille1.F1:Feuille1.F1 Feuille1.F2:Feuille1.F21 Feuille1.D2:Feuille1.D21 Feuille1.G1:Feuille1.G1 Feuille1.G2:Feuille1.G21 Feuille1.D2:Feuille1.D2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8" number:min-integer-digits="1" number:grouping="true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8">08/05/2009</text:date>, <text:time>17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Lecrubier</meta:initial-creator>
    <meta:creation-date>2009-05-08T16:58:09.64</meta:creation-date>
    <dc:date>2009-05-08T17:12:00.15</dc:date>
    <dc:creator>Vincent Lecrubier</dc:creator>
    <meta:editing-duration>PT00H13M50S</meta:editing-duration>
    <meta:editing-cycles>1</meta:editing-cycles>
    <meta:document-statistic meta:table-count="3" meta:cell-count="144" meta:object-count="3"/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10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pline-order="3" chart:sort-by-x-values="false" chart:right-angled-axes="true"/>
    </style:style>
    <style:style style:name="ch5" style:family="chart" style:data-style-name="N108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74cm" svg:height="10.282cm" chart:class="chart:scatter" chart:style-name="ch1">
        <chart:title svg:x="5.541cm" svg:y="0.206cm" chart:style-name="ch2">
          <text:p>Erreur relative = f(pas)</text:p>
        </chart:title>
        <chart:legend chart:legend-position="end" svg:x="12.875cm" svg:y="4.406cm" chart:style-name="ch3"/>
        <chart:plot-area chart:style-name="ch4" table:cell-range-address="Feuille1.D1:Feuille1.G21" chart:data-source-has-labels="row" svg:x="0.417cm" svg:y="0.914cm" svg:width="12.15cm" svg:height="8.954cm">
          <chart:axis chart:dimension="x" chart:name="primary-x" chart:style-name="ch5">
            <chart:title svg:x="6.262cm" svg:y="9.475cm" chart:style-name="ch6">
              <text:p>Pas (s)</text:p>
            </chart:title>
          </chart:axis>
          <chart:axis chart:dimension="y" chart:name="primary-y" chart:style-name="ch5">
            <chart:title svg:x="0.31cm" svg:y="5.541cm" chart:style-name="ch7">
              <text:p>Erreur</text:p>
            </chart:title>
            <chart:grid chart:style-name="ch8" chart:class="major"/>
          </chart:axis>
          <chart:series chart:style-name="ch9" chart:values-cell-range-address="Feuille1.E2:Feuille1.E21" chart:label-cell-address="Feuille1.E1:Feuille1.E1" chart:class="chart:scatter">
            <chart:domain table:cell-range-address="Feuille1.D2:Feuille1.D21"/>
            <chart:data-point chart:repeated="20"/>
          </chart:series>
          <chart:series chart:style-name="ch10" chart:values-cell-range-address="Feuille1.F2:Feuille1.F21" chart:label-cell-address="Feuille1.F1:Feuille1.F1" chart:class="chart:scatter">
            <chart:data-point chart:repeated="20"/>
          </chart:series>
          <chart:series chart:style-name="ch11" chart:values-cell-range-address="Feuille1.G2:Feuille1.G21" chart:label-cell-address="Feuille1.G1:Feuille1.G1" chart:class="chart:scatte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 text:id="Feuille1.E1:Feuille1.E1">Euler</text:p>
              </table:table-cell>
              <table:table-cell office:value-type="string">
                <text:p text:id="Feuille1.F1:Feuille1.F1">RungeKutta2</text:p>
              </table:table-cell>
              <table:table-cell office:value-type="string">
                <text:p text:id="Feuille1.G1:Feuille1.G1">RungeKutta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 text:id="Feuille1.D2:Feuille1.D21">0.0005</text:p>
              </table:table-cell>
              <table:table-cell office:value-type="float" office:value="0.00012662743000007">
                <text:p text:id="Feuille1.E2:Feuille1.E21">0.00012662743000007</text:p>
              </table:table-cell>
              <table:table-cell office:value-type="float" office:value="0.0000633197300000887">
                <text:p text:id="Feuille1.F2:Feuille1.F21">0.0000633197300000887</text:p>
              </table:table-cell>
              <table:table-cell office:value-type="float" office:value="0.0000422144899999921">
                <text:p text:id="Feuille1.G2:Feuille1.G21">0.00004221448999999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253206772489811">
                <text:p>0.000253206772489811</text:p>
              </table:table-cell>
              <table:table-cell office:value-type="float" office:value="0.000126627425832204">
                <text:p>0.000126627425832204</text:p>
              </table:table-cell>
              <table:table-cell office:value-type="float" office:value="0.0000844236280558519">
                <text:p>0.000084423628055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0506221399312956">
                <text:p>0.000506221399312956</text:p>
              </table:table-cell>
              <table:table-cell office:value-type="float" office:value="0.000253206772597991">
                <text:p>0.000253206772597991</text:p>
              </table:table-cell>
              <table:table-cell office:value-type="float" office:value="0.000168825881583423">
                <text:p>0.000168825881583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0101167557769504">
                <text:p>0.00101167557769504</text:p>
              </table:table-cell>
              <table:table-cell office:value-type="float" office:value="0.000506221399842666">
                <text:p>0.000506221399842666</text:p>
              </table:table-cell>
              <table:table-cell office:value-type="float" office:value="0.000337566315657156">
                <text:p>0.00033756631565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0202029311176268">
                <text:p>0.00202029311176268</text:p>
              </table:table-cell>
              <table:table-cell office:value-type="float" office:value="0.00101167558178776">
                <text:p>0.00101167558178776</text:p>
              </table:table-cell>
              <table:table-cell office:value-type="float" office:value="0.00067479125051122">
                <text:p>0.00067479125051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.00402843993396083">
                <text:p>0.00402843993396083</text:p>
              </table:table-cell>
              <table:table-cell office:value-type="float" office:value="0.00202029314427268">
                <text:p>0.00202029314427268</text:p>
              </table:table-cell>
              <table:table-cell office:value-type="float" office:value="0.00134822023715184">
                <text:p>0.00134822023715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0800896870743753">
                <text:p>0.00800896870743753</text:p>
              </table:table-cell>
              <table:table-cell office:value-type="float" office:value="0.00402844019153488">
                <text:p>0.00402844019153488</text:p>
              </table:table-cell>
              <table:table-cell office:value-type="float" office:value="0.00269101732724444">
                <text:p>0.0026910173272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0.0158304947069334">
                <text:p>0.0158304947069334</text:p>
              </table:table-cell>
              <table:table-cell office:value-type="float" office:value="0.00800846422970771">
                <text:p>0.00800846422970771</text:p>
              </table:table-cell>
              <table:table-cell office:value-type="float" office:value="0.00536020631204099">
                <text:p>0.00536020631204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">
                <text:p>0.128</text:p>
              </table:table-cell>
              <table:table-cell office:value-type="float" office:value="0.0309538571520221">
                <text:p>0.0309538571520221</text:p>
              </table:table-cell>
              <table:table-cell office:value-type="float" office:value="0.0158305102529569">
                <text:p>0.0158305102529569</text:p>
              </table:table-cell>
              <table:table-cell office:value-type="float" office:value="0.0106360663345955">
                <text:p>0.0106360663345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6">
                <text:p>0.256</text:p>
              </table:table-cell>
              <table:table-cell office:value-type="float" office:value="0.0593479225104428">
                <text:p>0.0593479225104428</text:p>
              </table:table-cell>
              <table:table-cell office:value-type="float" office:value="0.0309539726122383">
                <text:p>0.0309539726122383</text:p>
              </table:table-cell>
              <table:table-cell office:value-type="float" office:value="0.0209468790214432">
                <text:p>0.0209468790214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2">
                <text:p>0.512</text:p>
              </table:table-cell>
              <table:table-cell office:value-type="float" office:value="0.110082382378357">
                <text:p>0.110082382378357</text:p>
              </table:table-cell>
              <table:table-cell office:value-type="float" office:value="0.0593207978616523">
                <text:p>0.0593207978616523</text:p>
              </table:table-cell>
              <table:table-cell office:value-type="float" office:value="0.0406612003348696">
                <text:p>0.0406612003348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4">
                <text:p>1.024</text:p>
              </table:table-cell>
              <table:table-cell office:value-type="float" office:value="0.194714820853663">
                <text:p>0.194714820853663</text:p>
              </table:table-cell>
              <table:table-cell office:value-type="float" office:value="0.110087453519846">
                <text:p>0.110087453519846</text:p>
              </table:table-cell>
              <table:table-cell office:value-type="float" office:value="0.077063421017936">
                <text:p>0.077063421017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8">
                <text:p>2.048</text:p>
              </table:table-cell>
              <table:table-cell office:value-type="float" office:value="0.32435838763755">
                <text:p>0.32435838763755</text:p>
              </table:table-cell>
              <table:table-cell office:value-type="float" office:value="0.194742562146999">
                <text:p>0.194742562146999</text:p>
              </table:table-cell>
              <table:table-cell office:value-type="float" office:value="0.140522052409592">
                <text:p>0.140522052409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6">
                <text:p>4.096</text:p>
              </table:table-cell>
              <table:table-cell office:value-type="float" office:value="0.507297232985681">
                <text:p>0.507297232985681</text:p>
              </table:table-cell>
              <table:table-cell office:value-type="float" office:value="0.324487323894546">
                <text:p>0.324487323894546</text:p>
              </table:table-cell>
              <table:table-cell office:value-type="float" office:value="0.243063636324843">
                <text:p>0.243063636324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92">
                <text:p>8.192</text:p>
              </table:table-cell>
              <table:table-cell office:value-type="float" office:value="0.749705578635502">
                <text:p>0.749705578635502</text:p>
              </table:table-cell>
              <table:table-cell office:value-type="float" office:value="0.507811717411018">
                <text:p>0.507811717411018</text:p>
              </table:table-cell>
              <table:table-cell office:value-type="float" office:value="0.395866275857341">
                <text:p>0.395866275857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84">
                <text:p>16.384</text:p>
              </table:table-cell>
              <table:table-cell office:value-type="float" office:value="1.05199077694135">
                <text:p>1.05199077694135</text:p>
              </table:table-cell>
              <table:table-cell office:value-type="float" office:value="0.745140440874254">
                <text:p>0.745140440874254</text:p>
              </table:table-cell>
              <table:table-cell office:value-type="float" office:value="0.603934612599038">
                <text:p>0.603934612599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768">
                <text:p>32.768</text:p>
              </table:table-cell>
              <table:table-cell office:value-type="float" office:value="1.45013212897405">
                <text:p>1.45013212897405</text:p>
              </table:table-cell>
              <table:table-cell office:value-type="float" office:value="1.05818828830501">
                <text:p>1.05818828830501</text:p>
              </table:table-cell>
              <table:table-cell office:value-type="float" office:value="0.894605757815289">
                <text:p>0.89460575781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536">
                <text:p>65.536</text:p>
              </table:table-cell>
              <table:table-cell office:value-type="float" office:value="2.02109856284616">
                <text:p>2.02109856284616</text:p>
              </table:table-cell>
              <table:table-cell office:value-type="float" office:value="1.42870202007345">
                <text:p>1.42870202007345</text:p>
              </table:table-cell>
              <table:table-cell office:value-type="float" office:value="1.30090990809105">
                <text:p>1.30090990809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072">
                <text:p>131.072</text:p>
              </table:table-cell>
              <table:table-cell office:value-type="float" office:value="3.50022007680181">
                <text:p>3.50022007680181</text:p>
              </table:table-cell>
              <table:table-cell office:value-type="float" office:value="1.83537831806256">
                <text:p>1.83537831806256</text:p>
              </table:table-cell>
              <table:table-cell office:value-type="float" office:value="2.03576867701924">
                <text:p>2.03576867701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.144">
                <text:p>262.144</text:p>
              </table:table-cell>
              <table:table-cell office:value-type="float" office:value="7.40401018691292">
                <text:p>7.40401018691292</text:p>
              </table:table-cell>
              <table:table-cell office:value-type="float" office:value="1.7395530959227">
                <text:p>1.7395530959227</text:p>
              </table:table-cell>
              <table:table-cell office:value-type="float" office:value="7.88781864112933">
                <text:p>7.88781864112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108">
      <number:number number:decimal-places="5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108">
      <style:chart-properties chart:display-label="true" chart:logarithmic="true" chart:minimum="0.0005" chart:maximum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474cm" svg:height="10.282cm" chart:class="chart:scatter" chart:style-name="ch1">
        <chart:title svg:x="5.543cm" svg:y="0.206cm" chart:style-name="ch2">
          <text:p>Erreur relative = f(pas)</text:p>
        </chart:title>
        <chart:legend chart:legend-position="end" svg:x="12.875cm" svg:y="4.406cm" chart:style-name="ch3"/>
        <chart:plot-area chart:style-name="ch4" table:cell-range-address="Feuille1.D1:Feuille1.G21" chart:data-source-has-labels="row" svg:x="0.417cm" svg:y="0.914cm" svg:width="12.15cm" svg:height="8.954cm">
          <chart:axis chart:dimension="x" chart:name="primary-x" chart:style-name="ch5">
            <chart:title svg:x="6.264cm" svg:y="9.477cm" chart:style-name="ch6">
              <text:p>Pas (s)</text:p>
            </chart:title>
          </chart:axis>
          <chart:axis chart:dimension="y" chart:name="primary-y" chart:style-name="ch7">
            <chart:title svg:x="0.312cm" svg:y="5.538cm" chart:style-name="ch8">
              <text:p>Erreur</text:p>
            </chart:title>
            <chart:grid chart:style-name="ch9" chart:class="major"/>
          </chart:axis>
          <chart:series chart:style-name="ch10" chart:values-cell-range-address="Feuille1.E2:Feuille1.E21" chart:label-cell-address="Feuille1.E1:Feuille1.E1" chart:class="chart:scatter">
            <chart:domain table:cell-range-address="Feuille1.D2:Feuille1.D21"/>
            <chart:data-point chart:repeated="20"/>
          </chart:series>
          <chart:series chart:style-name="ch11" chart:values-cell-range-address="Feuille1.F2:Feuille1.F21" chart:label-cell-address="Feuille1.F1:Feuille1.F1" chart:class="chart:scatter">
            <chart:data-point chart:repeated="20"/>
          </chart:series>
          <chart:series chart:style-name="ch12" chart:values-cell-range-address="Feuille1.G2:Feuille1.G21" chart:label-cell-address="Feuille1.G1:Feuille1.G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 text:id="Feuille1.E1:Feuille1.E1">Euler</text:p>
              </table:table-cell>
              <table:table-cell office:value-type="string">
                <text:p text:id="Feuille1.F1:Feuille1.F1">RungeKutta2</text:p>
              </table:table-cell>
              <table:table-cell office:value-type="string">
                <text:p text:id="Feuille1.G1:Feuille1.G1">RungeKutta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 text:id="Feuille1.D2:Feuille1.D21">0.0005</text:p>
              </table:table-cell>
              <table:table-cell office:value-type="float" office:value="0.00012662743000007">
                <text:p text:id="Feuille1.E2:Feuille1.E21">0.00012662743000007</text:p>
              </table:table-cell>
              <table:table-cell office:value-type="float" office:value="0.0000633197300000887">
                <text:p text:id="Feuille1.F2:Feuille1.F21">0.0000633197300000887</text:p>
              </table:table-cell>
              <table:table-cell office:value-type="float" office:value="0.0000422144899999921">
                <text:p text:id="Feuille1.G2:Feuille1.G21">0.00004221448999999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253206772489811">
                <text:p>0.000253206772489811</text:p>
              </table:table-cell>
              <table:table-cell office:value-type="float" office:value="0.000126627425832204">
                <text:p>0.000126627425832204</text:p>
              </table:table-cell>
              <table:table-cell office:value-type="float" office:value="0.0000844236280558519">
                <text:p>0.000084423628055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0506221399312956">
                <text:p>0.000506221399312956</text:p>
              </table:table-cell>
              <table:table-cell office:value-type="float" office:value="0.000253206772597991">
                <text:p>0.000253206772597991</text:p>
              </table:table-cell>
              <table:table-cell office:value-type="float" office:value="0.000168825881583423">
                <text:p>0.000168825881583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0101167557769504">
                <text:p>0.00101167557769504</text:p>
              </table:table-cell>
              <table:table-cell office:value-type="float" office:value="0.000506221399842666">
                <text:p>0.000506221399842666</text:p>
              </table:table-cell>
              <table:table-cell office:value-type="float" office:value="0.000337566315657156">
                <text:p>0.00033756631565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0202029311176268">
                <text:p>0.00202029311176268</text:p>
              </table:table-cell>
              <table:table-cell office:value-type="float" office:value="0.00101167558178776">
                <text:p>0.00101167558178776</text:p>
              </table:table-cell>
              <table:table-cell office:value-type="float" office:value="0.00067479125051122">
                <text:p>0.00067479125051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.00402843993396083">
                <text:p>0.00402843993396083</text:p>
              </table:table-cell>
              <table:table-cell office:value-type="float" office:value="0.00202029314427268">
                <text:p>0.00202029314427268</text:p>
              </table:table-cell>
              <table:table-cell office:value-type="float" office:value="0.00134822023715184">
                <text:p>0.00134822023715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0800896870743753">
                <text:p>0.00800896870743753</text:p>
              </table:table-cell>
              <table:table-cell office:value-type="float" office:value="0.00402844019153488">
                <text:p>0.00402844019153488</text:p>
              </table:table-cell>
              <table:table-cell office:value-type="float" office:value="0.00269101732724444">
                <text:p>0.0026910173272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0.0158304947069334">
                <text:p>0.0158304947069334</text:p>
              </table:table-cell>
              <table:table-cell office:value-type="float" office:value="0.00800846422970771">
                <text:p>0.00800846422970771</text:p>
              </table:table-cell>
              <table:table-cell office:value-type="float" office:value="0.00536020631204099">
                <text:p>0.00536020631204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">
                <text:p>0.128</text:p>
              </table:table-cell>
              <table:table-cell office:value-type="float" office:value="0.0309538571520221">
                <text:p>0.0309538571520221</text:p>
              </table:table-cell>
              <table:table-cell office:value-type="float" office:value="0.0158305102529569">
                <text:p>0.0158305102529569</text:p>
              </table:table-cell>
              <table:table-cell office:value-type="float" office:value="0.0106360663345955">
                <text:p>0.0106360663345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6">
                <text:p>0.256</text:p>
              </table:table-cell>
              <table:table-cell office:value-type="float" office:value="0.0593479225104428">
                <text:p>0.0593479225104428</text:p>
              </table:table-cell>
              <table:table-cell office:value-type="float" office:value="0.0309539726122383">
                <text:p>0.0309539726122383</text:p>
              </table:table-cell>
              <table:table-cell office:value-type="float" office:value="0.0209468790214432">
                <text:p>0.0209468790214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2">
                <text:p>0.512</text:p>
              </table:table-cell>
              <table:table-cell office:value-type="float" office:value="0.110082382378357">
                <text:p>0.110082382378357</text:p>
              </table:table-cell>
              <table:table-cell office:value-type="float" office:value="0.0593207978616523">
                <text:p>0.0593207978616523</text:p>
              </table:table-cell>
              <table:table-cell office:value-type="float" office:value="0.0406612003348696">
                <text:p>0.0406612003348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4">
                <text:p>1.024</text:p>
              </table:table-cell>
              <table:table-cell office:value-type="float" office:value="0.194714820853663">
                <text:p>0.194714820853663</text:p>
              </table:table-cell>
              <table:table-cell office:value-type="float" office:value="0.110087453519846">
                <text:p>0.110087453519846</text:p>
              </table:table-cell>
              <table:table-cell office:value-type="float" office:value="0.077063421017936">
                <text:p>0.077063421017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8">
                <text:p>2.048</text:p>
              </table:table-cell>
              <table:table-cell office:value-type="float" office:value="0.32435838763755">
                <text:p>0.32435838763755</text:p>
              </table:table-cell>
              <table:table-cell office:value-type="float" office:value="0.194742562146999">
                <text:p>0.194742562146999</text:p>
              </table:table-cell>
              <table:table-cell office:value-type="float" office:value="0.140522052409592">
                <text:p>0.140522052409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6">
                <text:p>4.096</text:p>
              </table:table-cell>
              <table:table-cell office:value-type="float" office:value="0.507297232985681">
                <text:p>0.507297232985681</text:p>
              </table:table-cell>
              <table:table-cell office:value-type="float" office:value="0.324487323894546">
                <text:p>0.324487323894546</text:p>
              </table:table-cell>
              <table:table-cell office:value-type="float" office:value="0.243063636324843">
                <text:p>0.243063636324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92">
                <text:p>8.192</text:p>
              </table:table-cell>
              <table:table-cell office:value-type="float" office:value="0.749705578635502">
                <text:p>0.749705578635502</text:p>
              </table:table-cell>
              <table:table-cell office:value-type="float" office:value="0.507811717411018">
                <text:p>0.507811717411018</text:p>
              </table:table-cell>
              <table:table-cell office:value-type="float" office:value="0.395866275857341">
                <text:p>0.395866275857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84">
                <text:p>16.384</text:p>
              </table:table-cell>
              <table:table-cell office:value-type="float" office:value="1.05199077694135">
                <text:p>1.05199077694135</text:p>
              </table:table-cell>
              <table:table-cell office:value-type="float" office:value="0.745140440874254">
                <text:p>0.745140440874254</text:p>
              </table:table-cell>
              <table:table-cell office:value-type="float" office:value="0.603934612599038">
                <text:p>0.603934612599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768">
                <text:p>32.768</text:p>
              </table:table-cell>
              <table:table-cell office:value-type="float" office:value="1.45013212897405">
                <text:p>1.45013212897405</text:p>
              </table:table-cell>
              <table:table-cell office:value-type="float" office:value="1.05818828830501">
                <text:p>1.05818828830501</text:p>
              </table:table-cell>
              <table:table-cell office:value-type="float" office:value="0.894605757815289">
                <text:p>0.89460575781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536">
                <text:p>65.536</text:p>
              </table:table-cell>
              <table:table-cell office:value-type="float" office:value="2.02109856284616">
                <text:p>2.02109856284616</text:p>
              </table:table-cell>
              <table:table-cell office:value-type="float" office:value="1.42870202007345">
                <text:p>1.42870202007345</text:p>
              </table:table-cell>
              <table:table-cell office:value-type="float" office:value="1.30090990809105">
                <text:p>1.30090990809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072">
                <text:p>131.072</text:p>
              </table:table-cell>
              <table:table-cell office:value-type="float" office:value="3.50022007680181">
                <text:p>3.50022007680181</text:p>
              </table:table-cell>
              <table:table-cell office:value-type="float" office:value="1.83537831806256">
                <text:p>1.83537831806256</text:p>
              </table:table-cell>
              <table:table-cell office:value-type="float" office:value="2.03576867701924">
                <text:p>2.03576867701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.144">
                <text:p>262.144</text:p>
              </table:table-cell>
              <table:table-cell office:value-type="float" office:value="7.40401018691292">
                <text:p>7.40401018691292</text:p>
              </table:table-cell>
              <table:table-cell office:value-type="float" office:value="1.7395530959227">
                <text:p>1.7395530959227</text:p>
              </table:table-cell>
              <table:table-cell office:value-type="float" office:value="7.88781864112933">
                <text:p>7.887818641129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108">
      <number:number number:decimal-places="5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108">
      <style:chart-properties chart:display-label="true" chart:logarithmic="true" chart:minimum="0.0005" chart:maximum="120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474cm" svg:height="10.282cm" chart:class="chart:scatter" chart:style-name="ch1">
        <chart:title svg:x="5.544cm" svg:y="0.206cm" chart:style-name="ch2">
          <text:p>Erreur relative = f(pas)</text:p>
        </chart:title>
        <chart:legend chart:legend-position="end" svg:x="12.875cm" svg:y="4.406cm" chart:style-name="ch3"/>
        <chart:plot-area chart:style-name="ch4" table:cell-range-address="Feuille1.D1:Feuille1.G21" chart:data-source-has-labels="row" svg:x="0.417cm" svg:y="0.914cm" svg:width="12.15cm" svg:height="8.954cm">
          <chart:axis chart:dimension="x" chart:name="primary-x" chart:style-name="ch5">
            <chart:title svg:x="6.265cm" svg:y="9.478cm" chart:style-name="ch6">
              <text:p>Pas (s)</text:p>
            </chart:title>
          </chart:axis>
          <chart:axis chart:dimension="y" chart:name="primary-y" chart:style-name="ch7">
            <chart:title svg:x="0.313cm" svg:y="5.537cm" chart:style-name="ch8">
              <text:p>Erreur</text:p>
            </chart:title>
            <chart:grid chart:style-name="ch9" chart:class="major"/>
          </chart:axis>
          <chart:series chart:style-name="ch10" chart:values-cell-range-address="Feuille1.E2:Feuille1.E21" chart:label-cell-address="Feuille1.E1:Feuille1.E1" chart:class="chart:scatter">
            <chart:domain table:cell-range-address="Feuille1.D2:Feuille1.D21"/>
            <chart:data-point chart:repeated="20"/>
          </chart:series>
          <chart:series chart:style-name="ch11" chart:values-cell-range-address="Feuille1.F2:Feuille1.F21" chart:label-cell-address="Feuille1.F1:Feuille1.F1" chart:class="chart:scatter">
            <chart:data-point chart:repeated="20"/>
          </chart:series>
          <chart:series chart:style-name="ch12" chart:values-cell-range-address="Feuille1.G2:Feuille1.G21" chart:label-cell-address="Feuille1.G1:Feuille1.G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 text:id="Feuille1.E1:Feuille1.E1">Euler</text:p>
              </table:table-cell>
              <table:table-cell office:value-type="string">
                <text:p text:id="Feuille1.F1:Feuille1.F1">RungeKutta2</text:p>
              </table:table-cell>
              <table:table-cell office:value-type="string">
                <text:p text:id="Feuille1.G1:Feuille1.G1">RungeKutta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">
                <text:p text:id="Feuille1.D2:Feuille1.D21">0.0005</text:p>
              </table:table-cell>
              <table:table-cell office:value-type="float" office:value="0.00012662743000007">
                <text:p text:id="Feuille1.E2:Feuille1.E21">0.00012662743000007</text:p>
              </table:table-cell>
              <table:table-cell office:value-type="float" office:value="0.0000633197300000887">
                <text:p text:id="Feuille1.F2:Feuille1.F21">0.0000633197300000887</text:p>
              </table:table-cell>
              <table:table-cell office:value-type="float" office:value="0.0000422144899999921">
                <text:p text:id="Feuille1.G2:Feuille1.G21">0.00004221448999999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000253206772489811">
                <text:p>0.000253206772489811</text:p>
              </table:table-cell>
              <table:table-cell office:value-type="float" office:value="0.000126627425832204">
                <text:p>0.000126627425832204</text:p>
              </table:table-cell>
              <table:table-cell office:value-type="float" office:value="0.0000844236280558519">
                <text:p>0.00008442362805585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">
                <text:p>0.002</text:p>
              </table:table-cell>
              <table:table-cell office:value-type="float" office:value="0.000506221399312956">
                <text:p>0.000506221399312956</text:p>
              </table:table-cell>
              <table:table-cell office:value-type="float" office:value="0.000253206772597991">
                <text:p>0.000253206772597991</text:p>
              </table:table-cell>
              <table:table-cell office:value-type="float" office:value="0.000168825881583423">
                <text:p>0.000168825881583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">
                <text:p>0.004</text:p>
              </table:table-cell>
              <table:table-cell office:value-type="float" office:value="0.00101167557769504">
                <text:p>0.00101167557769504</text:p>
              </table:table-cell>
              <table:table-cell office:value-type="float" office:value="0.000506221399842666">
                <text:p>0.000506221399842666</text:p>
              </table:table-cell>
              <table:table-cell office:value-type="float" office:value="0.000337566315657156">
                <text:p>0.000337566315657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">
                <text:p>0.008</text:p>
              </table:table-cell>
              <table:table-cell office:value-type="float" office:value="0.00202029311176268">
                <text:p>0.00202029311176268</text:p>
              </table:table-cell>
              <table:table-cell office:value-type="float" office:value="0.00101167558178776">
                <text:p>0.00101167558178776</text:p>
              </table:table-cell>
              <table:table-cell office:value-type="float" office:value="0.00067479125051122">
                <text:p>0.00067479125051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">
                <text:p>0.016</text:p>
              </table:table-cell>
              <table:table-cell office:value-type="float" office:value="0.00402843993396083">
                <text:p>0.00402843993396083</text:p>
              </table:table-cell>
              <table:table-cell office:value-type="float" office:value="0.00202029314427268">
                <text:p>0.00202029314427268</text:p>
              </table:table-cell>
              <table:table-cell office:value-type="float" office:value="0.00134822023715184">
                <text:p>0.001348220237151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">
                <text:p>0.032</text:p>
              </table:table-cell>
              <table:table-cell office:value-type="float" office:value="0.00800896870743753">
                <text:p>0.00800896870743753</text:p>
              </table:table-cell>
              <table:table-cell office:value-type="float" office:value="0.00402844019153488">
                <text:p>0.00402844019153488</text:p>
              </table:table-cell>
              <table:table-cell office:value-type="float" office:value="0.00269101732724444">
                <text:p>0.0026910173272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">
                <text:p>0.064</text:p>
              </table:table-cell>
              <table:table-cell office:value-type="float" office:value="0.0158304947069334">
                <text:p>0.0158304947069334</text:p>
              </table:table-cell>
              <table:table-cell office:value-type="float" office:value="0.00800846422970771">
                <text:p>0.00800846422970771</text:p>
              </table:table-cell>
              <table:table-cell office:value-type="float" office:value="0.00536020631204099">
                <text:p>0.00536020631204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8">
                <text:p>0.128</text:p>
              </table:table-cell>
              <table:table-cell office:value-type="float" office:value="0.0309538571520221">
                <text:p>0.0309538571520221</text:p>
              </table:table-cell>
              <table:table-cell office:value-type="float" office:value="0.0158305102529569">
                <text:p>0.0158305102529569</text:p>
              </table:table-cell>
              <table:table-cell office:value-type="float" office:value="0.0106360663345955">
                <text:p>0.0106360663345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6">
                <text:p>0.256</text:p>
              </table:table-cell>
              <table:table-cell office:value-type="float" office:value="0.0593479225104428">
                <text:p>0.0593479225104428</text:p>
              </table:table-cell>
              <table:table-cell office:value-type="float" office:value="0.0309539726122383">
                <text:p>0.0309539726122383</text:p>
              </table:table-cell>
              <table:table-cell office:value-type="float" office:value="0.0209468790214432">
                <text:p>0.0209468790214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12">
                <text:p>0.512</text:p>
              </table:table-cell>
              <table:table-cell office:value-type="float" office:value="0.110082382378357">
                <text:p>0.110082382378357</text:p>
              </table:table-cell>
              <table:table-cell office:value-type="float" office:value="0.0593207978616523">
                <text:p>0.0593207978616523</text:p>
              </table:table-cell>
              <table:table-cell office:value-type="float" office:value="0.0406612003348696">
                <text:p>0.04066120033486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4">
                <text:p>1.024</text:p>
              </table:table-cell>
              <table:table-cell office:value-type="float" office:value="0.194714820853663">
                <text:p>0.194714820853663</text:p>
              </table:table-cell>
              <table:table-cell office:value-type="float" office:value="0.110087453519846">
                <text:p>0.110087453519846</text:p>
              </table:table-cell>
              <table:table-cell office:value-type="float" office:value="0.077063421017936">
                <text:p>0.077063421017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48">
                <text:p>2.048</text:p>
              </table:table-cell>
              <table:table-cell office:value-type="float" office:value="0.32435838763755">
                <text:p>0.32435838763755</text:p>
              </table:table-cell>
              <table:table-cell office:value-type="float" office:value="0.194742562146999">
                <text:p>0.194742562146999</text:p>
              </table:table-cell>
              <table:table-cell office:value-type="float" office:value="0.140522052409592">
                <text:p>0.140522052409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6">
                <text:p>4.096</text:p>
              </table:table-cell>
              <table:table-cell office:value-type="float" office:value="0.507297232985681">
                <text:p>0.507297232985681</text:p>
              </table:table-cell>
              <table:table-cell office:value-type="float" office:value="0.324487323894546">
                <text:p>0.324487323894546</text:p>
              </table:table-cell>
              <table:table-cell office:value-type="float" office:value="0.243063636324843">
                <text:p>0.2430636363248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192">
                <text:p>8.192</text:p>
              </table:table-cell>
              <table:table-cell office:value-type="float" office:value="0.749705578635502">
                <text:p>0.749705578635502</text:p>
              </table:table-cell>
              <table:table-cell office:value-type="float" office:value="0.507811717411018">
                <text:p>0.507811717411018</text:p>
              </table:table-cell>
              <table:table-cell office:value-type="float" office:value="0.395866275857341">
                <text:p>0.395866275857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84">
                <text:p>16.384</text:p>
              </table:table-cell>
              <table:table-cell office:value-type="float" office:value="1.05199077694135">
                <text:p>1.05199077694135</text:p>
              </table:table-cell>
              <table:table-cell office:value-type="float" office:value="0.745140440874254">
                <text:p>0.745140440874254</text:p>
              </table:table-cell>
              <table:table-cell office:value-type="float" office:value="0.603934612599038">
                <text:p>0.603934612599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768">
                <text:p>32.768</text:p>
              </table:table-cell>
              <table:table-cell office:value-type="float" office:value="1.45013212897405">
                <text:p>1.45013212897405</text:p>
              </table:table-cell>
              <table:table-cell office:value-type="float" office:value="1.05818828830501">
                <text:p>1.05818828830501</text:p>
              </table:table-cell>
              <table:table-cell office:value-type="float" office:value="0.894605757815289">
                <text:p>0.89460575781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.536">
                <text:p>65.536</text:p>
              </table:table-cell>
              <table:table-cell office:value-type="float" office:value="2.02109856284616">
                <text:p>2.02109856284616</text:p>
              </table:table-cell>
              <table:table-cell office:value-type="float" office:value="1.42870202007345">
                <text:p>1.42870202007345</text:p>
              </table:table-cell>
              <table:table-cell office:value-type="float" office:value="1.30090990809105">
                <text:p>1.30090990809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1.072">
                <text:p>131.072</text:p>
              </table:table-cell>
              <table:table-cell office:value-type="float" office:value="3.50022007680181">
                <text:p>3.50022007680181</text:p>
              </table:table-cell>
              <table:table-cell office:value-type="float" office:value="1.83537831806256">
                <text:p>1.83537831806256</text:p>
              </table:table-cell>
              <table:table-cell office:value-type="float" office:value="2.03576867701924">
                <text:p>2.03576867701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2.144">
                <text:p>262.144</text:p>
              </table:table-cell>
              <table:table-cell office:value-type="float" office:value="7.40401018691292">
                <text:p>7.40401018691292</text:p>
              </table:table-cell>
              <table:table-cell office:value-type="float" office:value="1.7395530959227">
                <text:p>1.7395530959227</text:p>
              </table:table-cell>
              <table:table-cell office:value-type="float" office:value="7.88781864112933">
                <text:p>7.88781864112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